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80000279000003CA7CF35B850.wmf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fo:language="ru" fo:country="RU" style:font-name-asian="TimesNewRomanPSMT" style:font-size-asian="11pt" style:font-name-complex="TimesNewRomanPSMT" style:font-size-complex="11pt"/>
    </style:style>
    <style:style style:name="P3" style:family="paragraph" style:parent-style-name="Standard">
      <style:paragraph-properties fo:margin-top="0cm" fo:margin-bottom="0cm" style:line-height-at-least="0.476cm" fo:text-align="justify" style:justify-single-word="false" fo:background-color="#ffffff">
        <style:background-image/>
      </style:paragraph-properties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2pt" style:text-underline-style="solid" style:text-underline-width="auto" style:text-underline-color="font-color" fo:font-weight="bold" style:font-name-asian="TimesNewRomanPS-BoldMT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 style:list-style-name="L1">
      <style:text-properties style:font-name="Calibri" fo:font-size="11pt" style:font-name-asian="TimesNewRomanPSMT" style:font-size-asian="11pt" style:font-name-complex="TimesNewRomanPSMT" style:font-size-complex="11pt"/>
    </style:style>
    <style:style style:name="P6" style:family="paragraph" style:parent-style-name="Standard" style:list-style-name="L2">
      <style:text-properties style:font-name="Calibri" fo:font-size="11pt" fo:language="ru" fo:country="RU" style:font-size-asian="11pt" style:font-size-complex="11pt"/>
    </style:style>
    <style:style style:name="P7" style:family="paragraph" style:parent-style-name="Standard" style:list-style-name="L2">
      <style:text-properties style:font-name="Calibri" fo:font-size="11pt" fo:language="ru" fo:country="RU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Calibri" fo:font-size="11pt" style:font-size-asian="11pt" style:font-size-complex="11pt"/>
    </style:style>
    <style:style style:name="P9" style:family="paragraph" style:parent-style-name="Standard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2">
      <style:text-properties style:font-name="Calibri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 style:list-style-name="L1">
      <style:text-properties style:font-name="Calibri" fo:font-size="11pt" style:text-underline-style="solid" style:text-underline-width="auto" style:text-underline-color="font-color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style:font-name="Calibri" fo:font-size="11pt" fo:language="ru" fo:country="RU" style:text-underline-style="none" style:font-size-asian="11pt" style:font-size-complex="11pt"/>
    </style:style>
    <style:style style:name="P13" style:family="paragraph" style:parent-style-name="Standard">
      <style:paragraph-properties fo:margin-top="0cm" fo:margin-bottom="0cm" style:line-height-at-least="0.476cm" fo:text-align="justify" style:justify-single-word="false" fo:background-color="#ffffff">
        <style:background-image/>
      </style:paragraph-properties>
      <style:text-properties fo:color="#303030" style:font-name="Calibri" fo:font-size="11pt" fo:language="ru" fo:country="RU" style:font-name-asian="Times New Roman1" style:font-size-asian="11pt" style:font-name-complex="Times New Roman1" style:font-size-complex="11pt"/>
    </style:style>
    <style:style style:name="P14" style:family="paragraph" style:parent-style-name="Standard">
      <style:paragraph-properties fo:margin-top="0cm" fo:margin-bottom="0cm" style:line-height-at-least="0.476cm" fo:text-align="justify" style:justify-single-word="false" fo:background-color="#ffffff">
        <style:background-image/>
      </style:paragraph-properties>
      <style:text-properties style:font-name="Calibri" fo:font-size="11pt" style:font-size-asian="11pt" style:font-size-complex="11pt"/>
    </style:style>
    <style:style style:name="P15" style:family="paragraph" style:parent-style-name="Title">
      <style:text-properties style:font-name="Calibri"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color="#303030" style:text-position="sub 58%" style:font-name-asian="Times New Roman1" style:font-name-complex="Times New Roman1"/>
    </style:style>
    <style:style style:name="T2" style:family="text">
      <style:text-properties fo:color="#303030" style:text-position="sub 58%" fo:language="ru" fo:country="RU" style:font-name-asian="Times New Roman1" style:font-name-complex="Times New Roman1"/>
    </style:style>
    <style:style style:name="T3" style:family="text">
      <style:text-properties fo:color="#303030" fo:language="ru" fo:country="RU" style:font-name-asian="Times New Roman1" style:font-name-complex="Times New Roman1"/>
    </style:style>
    <style:style style:name="T4" style:family="text">
      <style:text-properties fo:color="#303030" style:font-name-asian="Times New Roman1" style:font-name-complex="Times New Roman1"/>
    </style:style>
    <style:style style:name="T5" style:family="text">
      <style:text-properties fo:language="ru" fo:country="RU"/>
    </style:style>
    <style:style style:name="T6" style:family="text">
      <style:text-properties fo:language="ru" fo:country="RU" style:text-underline-style="solid" style:text-underline-width="auto" style:text-underline-color="font-color"/>
    </style:style>
    <style:style style:name="T7" style:family="text">
      <style:text-properties fo:color="#222222" fo:language="ru" fo:country="RU" style:font-name-complex="Arial2"/>
    </style:style>
    <style:style style:name="T8" style:family="text">
      <style:text-properties fo:color="#222222" fo:language="ru" fo:country="RU" style:text-underline-style="solid" style:text-underline-width="auto" style:text-underline-color="font-color" style:font-name-complex="Arial2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БИЛЕТ №13</text:p>
      <text:list xml:id="list36358486" text:style-name="L1">
        <text:list-item>
          <text:p text:style-name="P11">Расскажите об устройстве и принципе действия электрического звонка</text:p>
        </text:list-item>
        <text:list-item>
          <text:p text:style-name="P5">Задача на уравнение теплового баланса с расчетом КПД</text:p>
        </text:list-item>
      </text:list>
      <text:p text:style-name="P1"><text:span text:style-name="T6"/></text:p>
      <text:p text:style-name="P9"><text:span text:style-name="T5">Устройство и принцип работы электрического звонка</text:span></text:p>
      <text:list xml:id="list36360611" text:style-name="L2">
        <text:list-item>
          <text:p text:style-name="P10"><text:span text:style-name="T5">Строение электрического звонка</text:span><draw:frame draw:style-name="fr1" draw:name="Графический объект1" text:anchor-type="char" svg:x="9.948cm" svg:y="0.037cm" svg:width="3.24cm" svg:height="4.86cm" draw:z-index="0"><draw:image xlink:href="Pictures/200000080000279000003CA7CF35B850.wmf" xlink:type="simple" xlink:show="embed" xlink:actuate="onLoad"/>
      </draw:frame></text:p>
          <text:p text:style-name="P6">На рисунке буквами показано:</text:p>
          <text:p text:style-name="P6">ЭМ – дугообразный электромагнит</text:p>
          <text:p text:style-name="P6">Я – железная пластинка, якорь</text:p>
          <text:p text:style-name="P6">М – молоточек</text:p>
          <text:p text:style-name="P6">З – звонковая чаша</text:p>
          <text:p text:style-name="P6">К – контактная пружина, касающаяся винта С</text:p>
          <text:p text:style-name="P6">С – винт</text:p>
          <text:p text:style-name="P6"/>
        </text:list-item>
      </text:list>
      <text:p text:style-name="P2"/>
      <text:list xml:id="list31756436" text:continue-numbering="true" text:style-name="L2">
        <text:list-item>
          <text:p text:style-name="P7">Принцип работы</text:p>
          <text:p text:style-name="P12">При замыкании цепи электрический ток проходит через электромагнит, контактную пружину и винт.</text:p>
          <text:p text:style-name="P12">Электромагнит притягивает якорь и молоточек ударяет по звонковой чаше. При этом контакт с <text:s/>винтом нарушается, так как сила притяжения к электромагниту больше, чем сила упругости контактной пружины, ток в электромагните прекращается и контактная пружина <text:s/>возвращает якорь в прежнее положение.</text:p>
          <text:p text:style-name="P12">Контактная пружина опять соединяется с винтом и цепь замыкается.</text:p>
          <text:p text:style-name="P12">И это продолжается пока в цепи есть электрический ток. Быстро повторяющиеся удары молоточка по чаше заставляют ее непрерывно звенеть.</text:p>
        </text:list-item>
      </text:list>
      <text:p text:style-name="P15">Решение задач на уравнение теплового баланса и КПД</text:p>
      <text:p text:style-name="P1"><text:span text:style-name="T6">КПД</text:span><text:span text:style-name="T5"> – коэффициент полезного действия. </text:span><text:span text:style-name="T7">Характеристика эффективности системы (устройства, машины) в отношении преобразования или передачи энергии. Определяется отношением полезно использованной энергии к суммарному количеству энергии, полученному системой; обозначается обычно </text:span><text:span text:style-name="T7"><draw:frame draw:style-name="fr3" draw:name="Объект2" text:anchor-type="as-char" svg:width="0.453cm" svg:height="0.483cm" draw:z-index="2"><draw:object xlink:href="./Object 2" xlink:type="simple" xlink:show="embed" xlink:actuate="onLoad"/><draw:image xlink:href="./ObjectReplacements/Object 2" xlink:type="simple" xlink:show="embed" xlink:actuate="onLoad"/>
      <svg:desc>формула</svg:desc>
     </draw:frame></text:span><text:span text:style-name="T7"> («эта»).</text:span></text:p>
      <text:p text:style-name="P1"><text:span text:style-name="T8">Уравнение теплового баланса</text:span><text:span text:style-name="T7"> - </text:span><text:span text:style-name="T3">Если тела образуют замкнутую систему и между ними происходит только теплообмен, то алгебраическая сумма полученных </text:span><text:span text:style-name="T4">Q</text:span><text:span text:style-name="T1">n</text:span><text:span text:style-name="T3">и отданных </text:span><text:span text:style-name="T4">Q</text:span><text:span text:style-name="T2">0</text:span><text:bookmark text:name="_GoBack"/><text:span text:style-name="T2"> </text:span><text:span text:style-name="T3">энергий равна нулю:</text:span><draw:frame draw:style-name="fr2" draw:name="Объект1" text:anchor-type="as-char" svg:width="2.028cm" svg:height="0.529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P3"><text:span text:style-name="T3">Полученная </text:span><text:span text:style-name="T4">Q</text:span><text:span text:style-name="T1">n </text:span><text:span text:style-name="T3">и отданная </text:span><text:span text:style-name="T4">Q</text:span><text:span text:style-name="T2">0 </text:span><text:span text:style-name="T3">теплоты численно равны, но </text:span><text:span text:style-name="T4">Q</text:span><text:span text:style-name="T1">n </text:span><text:span text:style-name="T3">берется со знаком плюс, а</text:span><text:span text:style-name="T4"> Q</text:span><text:span text:style-name="T2">0 </text:span><text:span text:style-name="T3">со знаком минус.</text:span></text:p>
      <text:p text:style-name="P3"><text:span text:style-name="T3"><draw:frame draw:style-name="fr3" draw:name="Объект3" text:anchor-type="as-char" svg:width="2.799cm" svg:height="1.125cm" draw:z-index="3"><draw:object xlink:href="./Object 3" xlink:type="simple" xlink:show="embed" xlink:actuate="onLoad"/><draw:image xlink:href="./ObjectReplacements/Object 3" xlink:type="simple" xlink:show="embed" xlink:actuate="onLoad"/>
      <svg:desc>формула</svg:desc>
     </draw:frame></text:span>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Times New Roman" svg:font-family="'Times New Roman'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imesNewRomanPS-BoldMT" svg:font-family="TimesNewRomanPS-BoldMT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61cm" fo:margin-right="1.9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5-29T13:14:06.57</meta:creation-date>
    <dc:date>2016-06-03T11:59:24.86</dc:date>
    <meta:editing-duration>PT21H54M59S</meta:editing-duration>
    <meta:editing-cycles>4</meta:editing-cycles>
    <meta:generator>OpenOffice.org/3.3$Win32 OpenOffice.org_project/330m20$Build-9567</meta:generator>
    <meta:document-statistic meta:table-count="0" meta:image-count="1" meta:object-count="3" meta:page-count="1" meta:paragraph-count="22" meta:word-count="225" meta:character-count="1599"/>
  </office:meta>
</office:document-meta>
</file>

<file path=Object 1/content.xml><?xml version="1.0" encoding="utf-8"?>
<math xmlns="http://www.w3.org/1998/Math/MathML">
  <semantics>
    <mrow>
      <mrow>
        <msub>
          <mtext>Q</mtext>
          <mi>п</mi>
        </msub>
        <mo stretchy="false">+</mo>
        <msub>
          <mtext>Q</mtext>
          <mi>o</mi>
        </msub>
      </mrow>
      <mo stretchy="false">=</mo>
      <mn>0</mn>
    </mrow>
    <annotation encoding="StarMath 5.0">"Q"_п +"Q"_o =0</annotation>
  </semantics>
</math>
</file>

<file path=Object 2/content.xml><?xml version="1.0" encoding="utf-8"?>
<math xmlns="http://www.w3.org/1998/Math/MathML">
  <semantics>
    <mo stretchy="false">η</mo>
    <annotation encoding="StarMath 5.0">%ieta</annotation>
  </semantics>
</math>
</file>

<file path=Object 3/content.xml><?xml version="1.0" encoding="utf-8"?>
<math xmlns="http://www.w3.org/1998/Math/MathML">
  <semantics>
    <mrow>
      <mrow>
        <mo stretchy="false">η</mo>
        <mo stretchy="false">=</mo>
        <mrow>
          <mfrac>
            <msub>
              <mtext>Q</mtext>
              <mi mathvariant="italic">пол</mi>
            </msub>
            <msub>
              <mtext>Q</mtext>
              <mi mathvariant="italic">от</mi>
            </msub>
          </mfrac>
          <mo stretchy="false">⋅</mo>
          <mn>100</mn>
        </mrow>
      </mrow>
      <mtext>%</mtext>
    </mrow>
    <annotation encoding="StarMath 5.0">%ieta = "Q"_пол over "Q"_от cdot 100"%"</annotation>
  </semantics>
</math>
</file>